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521cm" fo:min-width="21.487cm" fo:padding-top="0.178cm" fo:padding-bottom="0.178cm" fo:padding-left="0.303cm" fo:padding-right="0.303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3.382cm" fo:min-width="8.546cm" fo:padding-top="0.165cm" fo:padding-bottom="0.165cm" fo:padding-left="0.29cm" fo:padding-right="0.29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209cm" fo:min-width="9.47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7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0.735cm" fo:min-width="6.372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783cm" fo:min-width="0.423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standard">
      <style:graphic-properties svg:stroke-width="0.102cm" svg:stroke-color="#000000" draw:marker-start-width="0.509cm" draw:marker-end-width="0.509cm" draw:fill="solid" draw:fill-color="#729fcf" draw:opacity="0%" draw:textarea-horizontal-align="justify" draw:textarea-vertical-align="middle" draw:auto-grow-height="false" fo:min-height="0.296cm" fo:min-width="0.063cm" fo:padding-top="0.176cm" fo:padding-bottom="0.176cm" fo:padding-left="0.301cm" fo:padding-right="0.301cm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solid" draw:fill-color="#729fcf" draw:opacity="0%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093cm" svg:height="2.877cm" svg:x="2.867cm" svg:y="7.2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126cm" svg:height="3.712cm" svg:x="1.984cm" svg:y="13.1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076cm" svg:height="2.565cm" svg:x="15.385cm" svg:y="15.9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076cm" svg:height="2.565cm" svg:x="15.385cm" svg:y="11.71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45cm" svg:height="1.038cm" svg:x="12.401cm" svg:y="8.073cm">
          <draw:text-box>
            <text:p><text:span text:style-name="T1">Driver</text:span></text:p>
          </draw:text-box>
        </draw:frame>
        <draw:frame draw:style-name="gr5" draw:text-style-name="P2" draw:layer="layout" svg:width="7.747cm" svg:height="2.612cm" svg:x="2.678cm" svg:y="14.035cm">
          <draw:text-box>
            <text:p text:style-name="P3"><text:span text:style-name="T1">Symbolic Algebraic Manipulator</text:span></text:p>
          </draw:text-box>
        </draw:frame>
        <draw:frame draw:style-name="gr6" draw:text-style-name="P4" draw:layer="layout" svg:width="7.207cm" svg:height="1.825cm" svg:x="17.074cm" svg:y="12.144cm">
          <draw:text-box>
            <text:p text:style-name="P3"><text:span text:style-name="T1">Task Translator and Manager</text:span></text:p>
          </draw:text-box>
        </draw:frame>
        <draw:frame draw:style-name="gr6" draw:text-style-name="P4" draw:layer="layout" svg:width="7.207cm" svg:height="1.825cm" svg:x="16.975cm" svg:y="16.245cm">
          <draw:text-box>
            <text:p text:style-name="P3"><text:span text:style-name="T1">Linear algebra and FCI routines</text:span></text:p>
          </draw:text-box>
        </draw:frame>
        <draw:custom-shape draw:style-name="gr7" draw:text-style-name="P1" draw:layer="layout" svg:width="6.978cm" svg:height="1.091cm" svg:x="10.085cm" svg:y="4.53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45cm" svg:height="1.038cm" svg:x="12.269cm" svg:y="4.584cm">
          <draw:text-box>
            <text:p><text:span text:style-name="T1">Input</text:span></text:p>
          </draw:text-box>
        </draw:frame>
        <draw:line draw:style-name="gr8" draw:text-style-name="P1" draw:layer="layout" svg:x1="13.5cm" svg:y1="5.622cm" svg:x2="13.5cm" svg:y2="7.216cm">
          <text:p/>
        </draw:line>
        <draw:line draw:style-name="gr8" draw:text-style-name="P1" draw:layer="layout" svg:x1="5.981cm" svg:y1="10.093cm" svg:x2="5.982cm" svg:y2="13.163cm">
          <text:p/>
        </draw:line>
        <draw:line draw:style-name="gr8" draw:text-style-name="P1" draw:layer="layout" svg:x1="6.982cm" svg:y1="13.137cm" svg:x2="6.983cm" svg:y2="10.067cm">
          <text:p/>
        </draw:line>
        <draw:line draw:style-name="gr8" draw:text-style-name="P1" draw:layer="layout" svg:x1="19.9cm" svg:y1="10.096cm" svg:x2="19.9cm" svg:y2="11.69cm">
          <text:p/>
        </draw:line>
        <draw:line draw:style-name="gr8" draw:text-style-name="P1" draw:layer="layout" svg:x1="21.1cm" svg:y1="11.664cm" svg:x2="21.1cm" svg:y2="10.07cm">
          <text:p/>
        </draw:line>
        <draw:custom-shape draw:style-name="gr9" draw:text-style-name="P1" draw:layer="layout" svg:width="1.455cm" svg:height="1.611cm" svg:x="19.804cm" svg:y="1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1.259cm" svg:y1="15.291cm" svg:x2="21.259cm" svg:y2="14.836cm">
          <text:p/>
        </draw:line>
        <draw:line draw:style-name="gr8" draw:text-style-name="P1" draw:layer="layout" svg:x1="19.859cm" svg:y1="15.006cm" svg:x2="19.859cm" svg:y2="15.461cm">
          <text:p/>
        </draw:line>
        <draw:frame draw:style-name="gr10" draw:text-style-name="P6" draw:layer="layout" svg:width="1.016cm" svg:height="0.962cm" svg:x="14.03cm" svg:y="5.878cm">
          <draw:text-box>
            <text:p text:style-name="P5"><text:span text:style-name="T2">1</text:span></text:p>
          </draw:text-box>
        </draw:frame>
        <draw:custom-shape draw:style-name="gr11" draw:text-style-name="P7" draw:layer="layout" svg:width="0.939cm" svg:height="0.914cm" svg:x="14.005cm" svg:y="5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1.016cm" svg:height="0.962cm" svg:x="7.556cm" svg:y="11.341cm">
          <draw:text-box>
            <text:p text:style-name="P5"><text:span text:style-name="T2">2</text:span></text:p>
          </draw:text-box>
        </draw:frame>
        <draw:custom-shape draw:style-name="gr11" draw:text-style-name="P7" draw:layer="layout" svg:width="0.939cm" svg:height="0.914cm" svg:x="7.531cm" svg:y="11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1.016cm" svg:height="0.962cm" svg:x="21.826cm" svg:y="10.477cm">
          <draw:text-box>
            <text:p text:style-name="P5"><text:span text:style-name="T2">3</text:span></text:p>
          </draw:text-box>
        </draw:frame>
        <draw:custom-shape draw:style-name="gr11" draw:text-style-name="P7" draw:layer="layout" svg:width="0.939cm" svg:height="0.914cm" svg:x="21.80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1.016cm" svg:height="0.962cm" svg:x="21.878cm" svg:y="14.614cm">
          <draw:text-box>
            <text:p text:style-name="P5"><text:span text:style-name="T2">4</text:span></text:p>
          </draw:text-box>
        </draw:frame>
        <draw:custom-shape draw:style-name="gr11" draw:text-style-name="P7" draw:layer="layout" svg:width="0.939cm" svg:height="0.914cm" svg:x="21.853cm" svg:y="14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23:56:02.047372292</meta:creation-date>
    <dc:date>2018-07-28T18:24:59.644710538</dc:date>
    <meta:editing-duration>PT12M12S</meta:editing-duration>
    <meta:editing-cycles>4</meta:editing-cycles>
    <meta:generator>LibreOffice/5.4.7.2$Linux_X86_64 LibreOffice_project/40$Build-2</meta:generator>
    <meta:document-statistic meta:object-count="26"/>
  </office:meta>
</office:document-meta>
</file>